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3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2.535cm" style:use-optimal-column-width="false"/>
    </style:style>
    <style:style style:name="co3" style:family="table-column">
      <style:table-column-properties style:column-width="2.545cm" style:use-optimal-column-width="false"/>
    </style:style>
    <style:style style:name="co4" style:family="table-column">
      <style:table-column-properties style:column-width="2.542cm" style:use-optimal-column-width="false"/>
    </style:style>
    <style:style style:name="ro1" style:family="table-row">
      <style:table-row-properties style:row-height="2.987cm" style:use-optimal-row-height="false"/>
    </style:style>
    <style:style style:name="ro2" style:family="table-row">
      <style:table-row-properties style:row-height="2.796cm" style:use-optimal-row-height="false"/>
    </style:style>
    <style:style style:name="ce1" style:family="table-cell">
      <loext:graphic-properties draw:fill="solid" draw:fill-color="#0066ff" style:repeat="repeat"/>
      <style:text-properties fo:font-size="12pt" style:font-size-asian="12pt" style:font-size-complex="12pt"/>
    </style:style>
    <style:style style:name="ce2" style:family="table-cell">
      <loext:graphic-properties draw:fill="solid" draw:fill-color="#3399ff" style:repeat="repeat"/>
      <style:text-properties fo:font-size="12pt" style:font-size-asian="12pt" style:font-size-complex="12pt"/>
    </style:style>
    <style:style style:name="ce3" style:family="table-cell">
      <loext:graphic-properties draw:fill="solid" draw:fill-color="#00ccff" style:repeat="repeat"/>
      <style:text-properties fo:font-size="12pt" style:font-size-asian="12pt" style:font-size-complex="12pt"/>
    </style:style>
    <style:style style:name="ce4" style:family="table-cell">
      <loext:graphic-properties draw:fill="none" draw:fill-color="#ffffff" style:repeat="repeat"/>
      <style:text-properties fo:font-size="12pt" style:font-size-asian="12pt" style:font-size-complex="12pt"/>
    </style:style>
    <style:style style:name="ce5" style:family="table-cell">
      <loext:graphic-properties draw:fill="solid" draw:fill-color="#ffff66" style:repeat="repeat"/>
      <style:text-properties fo:font-size="12pt" style:font-size-asian="12pt" style:font-size-complex="12pt"/>
    </style:style>
    <style:style style:name="ce6" style:family="table-cell">
      <loext:graphic-properties draw:fill="solid" draw:fill-color="#ffcc00" style:repeat="repeat"/>
      <style:text-properties fo:font-size="12pt" style:font-size-asian="12pt" style:font-size-complex="12pt"/>
    </style:style>
    <style:style style:name="ce7" style:family="table-cell">
      <loext:graphic-properties draw:fill="solid" draw:fill-color="#ff9900" style:repeat="repeat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2.54cm" fo:margin-right="-2.54cm" fo:text-indent="-2.54cm">
        <style:tab-stops>
          <style:tab-stop style:position="-2.54cm"/>
        </style:tab-stops>
      </style:paragraph-properties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3.104cm" svg:x="8.164cm" svg:y="6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">Video Playing</text:span></text:p>
                <text:p text:style-name="P2"><text:span text:style-name="T1"/></text:p>
                <text:p><text:span text:style-name="T1">Playlist Advance on Exit</text:span></text:p>
              </table:table-cell>
              <table:table-cell>
                <text:p><text:span text:style-name="T1">Closed</text:span></text:p>
                <text:p><text:span text:style-name="T1">Portal</text:span></text:p>
                <text:p><text:span text:style-name="T1">Projected</text:span></text:p>
              </table:table-cell>
              <table:table-cell>
                <text:p><text:span text:style-name="T1">Hold until projector started.</text:span></text:p>
                <text:p><text:span text:style-name="T1">Open Shutter on Exit</text:span></text:p>
              </table:table-cell>
              <table:table-cell table:style-name="ce2">
                <text:p><text:span text:style-name="T1">Start Projector</text:span></text:p>
              </table:table-cell>
              <table:table-cell table:style-name="ce3">
                <text:p><text:span text:style-name="T1">Lights Only</text:span></text:p>
              </table:table-cell>
              <table:table-cell table:style-name="ce4"/>
              <table:table-cell table:style-name="ce5">
                <text:p text:style-name="P3"><text:span text:style-name="T1">Lights Only</text:span></text:p>
              </table:table-cell>
              <table:table-cell table:style-name="ce6">
                <text:p text:style-name="P3"><text:span text:style-name="T1">Start Projector</text:span></text:p>
              </table:table-cell>
              <table:table-cell table:style-name="ce7">
                <text:p text:style-name="P3"><text:span text:style-name="T1">Hold until projector started.</text:span></text:p>
                <text:p text:style-name="P3"><text:span text:style-name="T1">Open Shutter on Exit</text:span></text:p>
              </table:table-cell>
              <table:table-cell table:style-name="ce7">
                <text:p text:style-name="P3"><text:span text:style-name="T1">Closed</text:span></text:p>
                <text:p text:style-name="P3"><text:span text:style-name="T1">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/></text:p>
              </table:table-cell>
              <table:table-cell table:style-name="ce7">
                <text:p text:style-name="P3"><text:span text:style-name="T1">Video Playing</text:span></text:p>
                <text:p text:style-name="P3"><text:span text:style-name="T1"/></text:p>
                <text:p text:style-name="P3"><text:span text:style-name="T1">Playlist</text:span></text:p>
                <text:p text:style-name="P3"><text:span text:style-name="T1">Advance on Exit</text:span></text:p>
              </table:table-cell>
            </table:table-row>
          </table:table>
          <draw:image xlink:href="Pictures/TablePreview1.svm" xlink:type="simple" xlink:show="embed" xlink:actuate="onLoad"/>
        </draw:frame>
        <draw:circle draw:style-name="gr2" draw:text-style-name="P5" xml:id="id1" draw:id="id1" draw:layer="layout" svg:width="1.651cm" svg:height="1.651cm" svg:x="21.193cm" svg:y="12.385cm">
          <text:p text:style-name="P4">0</text:p>
        </draw:circle>
        <draw:circle draw:style-name="gr2" draw:text-style-name="P5" xml:id="id2" draw:id="id2" draw:layer="layout" svg:width="1.651cm" svg:height="1.651cm" svg:x="24.114cm" svg:y="13.727cm">
          <text:p text:style-name="P4">1</text:p>
        </draw:circle>
        <draw:connector draw:style-name="gr3" draw:text-style-name="P1" draw:layer="layout" draw:type="curve" svg:x1="22.018cm" svg:y1="14.036cm" svg:x2="24.114cm" svg:y2="14.552cm" draw:start-shape="id1" draw:start-glue-point="2" draw:end-shape="id2" draw:end-glue-point="3" svg:d="M22018 14036c0 344 698 516 2096 516" svg:viewBox="0 0 2097 517">
          <text:p/>
        </draw:connector>
        <draw:circle draw:style-name="gr2" draw:text-style-name="P5" xml:id="id4" draw:id="id4" draw:layer="layout" svg:width="1.651cm" svg:height="1.651cm" svg:x="26.654cm" svg:y="13.727cm">
          <text:p text:style-name="P4">2</text:p>
        </draw:circle>
        <draw:circle draw:style-name="gr2" draw:text-style-name="P5" xml:id="id33" draw:id="id33" draw:layer="layout" svg:width="1.651cm" svg:height="1.651cm" svg:x="31.734cm" svg:y="13.7cm">
          <text:p text:style-name="P4">4</text:p>
        </draw:circle>
        <draw:circle draw:style-name="gr2" draw:text-style-name="P5" xml:id="id6" draw:id="id6" draw:layer="layout" svg:width="1.651cm" svg:height="1.651cm" svg:x="34.147cm" svg:y="13.7cm">
          <text:p text:style-name="P4">5</text:p>
        </draw:circle>
        <draw:connector draw:style-name="gr3" draw:text-style-name="P1" draw:layer="layout" draw:type="curve" draw:line-skew="-1.468cm 0.181cm" svg:x1="25.765cm" svg:y1="14.552cm" svg:x2="30.019cm" svg:y2="13.7cm" draw:start-shape="id2" draw:start-glue-point="1" draw:end-shape="id3" draw:end-glue-point="0" svg:d="M25765 14552c370 0 308-586 1279-919s2975-413 2975 67" svg:viewBox="0 0 4255 1191">
          <text:p/>
        </draw:connector>
        <draw:connector draw:style-name="gr3" draw:text-style-name="P1" draw:layer="layout" draw:type="curve" svg:x1="28.305cm" svg:y1="14.552cm" svg:x2="29.194cm" svg:y2="14.525cm" draw:start-shape="id4" draw:start-glue-point="1" draw:end-shape="id3" draw:end-glue-point="3" svg:d="M28305 14552c667 0 223-27 889-27" svg:viewBox="0 0 890 28">
          <text:p/>
        </draw:connector>
        <draw:circle draw:style-name="gr2" draw:text-style-name="P5" xml:id="id5" draw:id="id5" draw:layer="layout" svg:width="1.651cm" svg:height="1.651cm" svg:x="36.56cm" svg:y="13.7cm">
          <text:p text:style-name="P4">6</text:p>
        </draw:circle>
        <draw:connector draw:style-name="gr3" draw:text-style-name="P1" draw:layer="layout" draw:type="curve" draw:line-skew="0.249cm" svg:x1="37.385cm" svg:y1="13.7cm" svg:x2="34.972cm" svg:y2="13.7cm" draw:start-shape="id5" draw:start-glue-point="0" draw:end-shape="id6" draw:end-glue-point="0" svg:d="M37385 13700c0-378-2413-378-2413 0" svg:viewBox="0 0 2414 284">
          <text:p/>
        </draw:connector>
        <draw:circle draw:style-name="gr2" draw:text-style-name="P5" xml:id="id9" draw:id="id9" draw:layer="layout" svg:width="1.651cm" svg:height="1.651cm" svg:x="26.654cm" svg:y="10.353cm">
          <text:p text:style-name="P4">2</text:p>
        </draw:circle>
        <draw:circle draw:style-name="gr2" draw:text-style-name="P5" xml:id="id10" draw:id="id10" draw:layer="layout" svg:width="1.651cm" svg:height="1.651cm" svg:x="29.321cm" svg:y="10.353cm">
          <text:p text:style-name="P4">3</text:p>
        </draw:circle>
        <draw:circle draw:style-name="gr2" draw:text-style-name="P5" xml:id="id7" draw:id="id7" draw:layer="layout" svg:width="1.651cm" svg:height="1.651cm" svg:x="31.734cm" svg:y="10.398cm">
          <text:p text:style-name="P4">4</text:p>
        </draw:circle>
        <draw:connector draw:style-name="gr3" draw:text-style-name="P1" draw:layer="layout" draw:type="line" svg:x1="33.385cm" svg:y1="11.223cm" svg:x2="34.147cm" svg:y2="11.223cm" draw:start-shape="id7" draw:start-glue-point="1" draw:end-shape="id8" draw:end-glue-point="3" svg:d="M33385 11223h762" svg:viewBox="0 0 763 1">
          <text:p/>
        </draw:connector>
        <draw:connector draw:style-name="gr3" draw:text-style-name="P1" draw:layer="layout" draw:type="line" svg:x1="28.305cm" svg:y1="11.178cm" svg:x2="29.321cm" svg:y2="11.178cm" draw:start-shape="id9" draw:start-glue-point="1" draw:end-shape="id10" draw:end-glue-point="3" svg:d="M28305 11178h1016" svg:viewBox="0 0 1017 1">
          <text:p/>
        </draw:connector>
        <draw:connector draw:style-name="gr4" draw:text-style-name="P1" xml:id="id52" draw:id="id52" draw:layer="layout" draw:type="line" svg:x1="22.018cm" svg:y1="12.385cm" svg:x2="22.018cm" svg:y2="12.385cm" draw:start-shape="id1" draw:end-shape="id1" draw:end-glue-point="0" svg:d="M22018 12385z" svg:viewBox="0 0 1 1">
          <text:p/>
        </draw:connector>
        <draw:frame draw:style-name="standard" xml:id="id21" draw:id="id21" draw:layer="layout" svg:width="30.483cm" svg:height="3.104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6"><text:span text:style-name="T1">C</text:span><text:span text:style-name="T1">onnection</text:span></text:p>
                <text:p text:style-name="P6"><text:span text:style-name="T1">E</text:span><text:span text:style-name="T1">stablished</text:span></text:p>
              </table:table-cell>
              <table:table-cell table:style-name="ce1">
                <text:p text:style-name="P3"><text:span text:style-name="T1">Start Emitters and Camera</text:span></text:p>
                <text:p text:style-name="P3"><text:span text:style-name="T1"/></text:p>
                <text:p text:style-name="P3"><text:span text:style-name="T1">Self</text:span></text:p>
              </table:table-cell>
              <table:table-cell table:style-name="ce2">
                <text:p text:style-name="P3"><text:span text:style-name="T1">Start Emitters and Camera</text:span></text:p>
                <text:p text:style-name="P3"><text:span text:style-name="T1"/></text:p>
                <text:p text:style-name="P3"><text:span text:style-name="T1">Remote</text:span></text:p>
              </table:table-cell>
              <table:table-cell table:style-name="ce3">
                <text:p text:style-name="P3"><text:span text:style-name="T1">Lights Only</text:span></text:p>
              </table:table-cell>
              <table:table-cell table:style-name="ce4"/>
              <table:table-cell table:style-name="ce5">
                <text:p><text:span text:style-name="T1">Start Projector</text:span></text:p>
                <text:p><text:span text:style-name="T1"/></text:p>
                <text:p><text:span text:style-name="T1">Self</text:span></text:p>
              </table:table-cell>
              <table:table-cell table:style-name="ce6">
                <text:p><text:span text:style-name="T1">Start Projector</text:span></text:p>
                <text:p><text:span text:style-name="T1"/></text:p>
                <text:p><text:span text:style-name="T1">Remote</text:span></text:p>
              </table:table-cell>
              <table:table-cell>
                <text:p><text:span text:style-name="T1">Hold until projector started.</text:span></text:p>
                <text:p><text:span text:style-name="T1">Open Shutter on Exit</text:span></text:p>
              </table:table-cell>
              <table:table-cell>
                <text:p text:style-name="P3"><text:span text:style-name="T1">Closed</text:span></text:p>
                <text:p text:style-name="P3"><text:span text:style-name="T1">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/></text:p>
              </table:table-cell>
              <table:table-cell>
                <text:p text:style-name="P3"><text:span text:style-name="T1">Live Video Portal</text:span></text:p>
                <text:p text:style-name="P3"><text:span text:style-name="T1"/></text:p>
                <text:p text:style-name="P3"><text:span text:style-name="T1"/></text:p>
              </table:table-cell>
              <table:table-cell>
                <text:p text:style-name="P3"><text:span text:style-name="T1">Closed Portal</text:span></text:p>
                <text:p text:style-name="P3"><text:span text:style-name="T1">Projected</text:span></text:p>
                <text:p><text:span text:style-name="T1"/></text:p>
                <text:p><text:span text:style-name="T1">Playlist</text:span></text:p>
                <text:p><text:span text:style-name="T1">Advance</text:span></text:p>
              </table:table-cell>
            </table:table-row>
          </table:table>
          <draw:image xlink:href="Pictures/TablePreview2.svm" xlink:type="simple" xlink:show="embed" xlink:actuate="onLoad"/>
        </draw:frame>
        <draw:circle draw:style-name="gr2" draw:text-style-name="P5" xml:id="id11" draw:id="id11" draw:layer="layout" svg:width="1.651cm" svg:height="1.651cm" svg:x="18.653cm" svg:y="13.909cm">
          <text:p text:style-name="P4">-1</text:p>
        </draw:circle>
        <draw:circle draw:style-name="gr2" draw:text-style-name="P5" xml:id="id18" draw:id="id18" draw:layer="layout" svg:width="1.651cm" svg:height="1.651cm" svg:x="16.113cm" svg:y="13.909cm">
          <text:p text:style-name="P4">-2</text:p>
        </draw:circle>
        <draw:circle draw:style-name="gr2" draw:text-style-name="P5" xml:id="id17" draw:id="id17" draw:layer="layout" svg:width="1.651cm" svg:height="1.651cm" svg:x="13.446cm" svg:y="13.909cm">
          <text:p text:style-name="P4">-3</text:p>
        </draw:circle>
        <draw:circle draw:style-name="gr2" draw:text-style-name="P5" xml:id="id19" draw:id="id19" draw:layer="layout" svg:width="1.651cm" svg:height="1.651cm" svg:x="11.033cm" svg:y="13.909cm">
          <text:p text:style-name="P4">-4</text:p>
        </draw:circle>
        <draw:circle draw:style-name="gr2" draw:text-style-name="P5" draw:layer="layout" svg:width="1.651cm" svg:height="1.651cm" svg:x="16.113cm" svg:y="10.535cm">
          <text:p text:style-name="P4">-2</text:p>
        </draw:circle>
        <draw:circle draw:style-name="gr2" draw:text-style-name="P5" xml:id="id15" draw:id="id15" draw:layer="layout" svg:width="1.651cm" svg:height="1.651cm" svg:x="10.906cm" svg:y="10.535cm">
          <text:p text:style-name="P4">-4</text:p>
        </draw:circle>
        <draw:circle draw:style-name="gr2" draw:text-style-name="P5" xml:id="id16" draw:id="id16" draw:layer="layout" svg:width="1.651cm" svg:height="1.651cm" svg:x="8.366cm" svg:y="10.525cm">
          <text:p text:style-name="P4">-5</text:p>
        </draw:circle>
        <draw:connector draw:style-name="gr5" draw:text-style-name="P1" draw:layer="layout" draw:type="curve" svg:x1="22.018cm" svg:y1="14.036cm" svg:x2="20.304cm" svg:y2="14.734cm" draw:start-shape="id1" draw:start-glue-point="2" draw:end-shape="id11" draw:end-glue-point="1" svg:d="M22018 14036c0 466-571 698-1714 698" svg:viewBox="0 0 1715 699">
          <text:p/>
        </draw:connector>
        <draw:circle draw:style-name="gr2" draw:text-style-name="P5" xml:id="id31" draw:id="id31" draw:layer="layout" svg:width="1.651cm" svg:height="1.651cm" svg:x="39.354cm" svg:y="8.702cm">
          <text:p text:style-name="P4">To: -3</text:p>
        </draw:circle>
        <draw:circle draw:style-name="gr2" draw:text-style-name="P5" xml:id="id32" draw:id="id32" draw:layer="layout" svg:width="1.651cm" svg:height="1.651cm" svg:x="2.905cm" svg:y="8.493cm">
          <text:p text:style-name="P4">To: 3</text:p>
        </draw:circle>
        <draw:rect draw:style-name="gr2" draw:text-style-name="P7" xml:id="id12" draw:id="id12" draw:layer="layout" svg:width="3.048cm" svg:height="1.524cm" svg:x="10.922cm" svg:y="3.622cm">
          <text:p text:style-name="P4"><text:span text:style-name="T1">Primary</text:span></text:p>
          <text:p text:style-name="P4"><text:span text:style-name="T1">Button Press</text:span></text:p>
        </draw:rect>
        <draw:rect draw:style-name="gr2" draw:text-style-name="P7" xml:id="id13" draw:id="id13" draw:layer="layout" svg:width="3.048cm" svg:height="1.524cm" svg:x="15.748cm" svg:y="3.622cm">
          <text:p text:style-name="P4"><text:span text:style-name="T1">Alternate</text:span></text:p>
          <text:p text:style-name="P4"><text:span text:style-name="T1">Button Press</text:span></text:p>
        </draw:rect>
        <draw:connector draw:style-name="gr3" draw:text-style-name="P1" draw:layer="layout" draw:type="curve" svg:x1="10.922cm" svg:y1="4.384cm" svg:x2="12.446cm" svg:y2="3.622cm" draw:start-shape="id12" draw:start-glue-point="3" draw:end-shape="id12" svg:d="M10922 4384c-751 0-627-632-58-1010s1582-503 1582 248" svg:viewBox="0 0 2049 1312">
          <text:p/>
        </draw:connector>
        <draw:connector draw:style-name="gr6" draw:text-style-name="P1" draw:layer="layout" draw:type="curve" svg:x1="15.748cm" svg:y1="4.384cm" svg:x2="17.272cm" svg:y2="3.622cm" draw:start-shape="id13" draw:start-glue-point="3" draw:end-shape="id13" draw:end-glue-point="0" svg:d="M15748 4384c-751 0-627-632-58-1010s1582-503 1582 248" svg:viewBox="0 0 2049 1312">
          <text:p/>
        </draw:connector>
        <draw:rect draw:style-name="gr2" draw:text-style-name="P7" xml:id="id51" draw:id="id51" draw:layer="layout" svg:width="2.159cm" svg:height="1.733cm" svg:x="20.939cm" svg:y="9.382cm">
          <text:p text:style-name="P4"><text:span text:style-name="T1">Reset</text:span></text:p>
          <text:p text:style-name="P4"><text:span text:style-name="T1">Button</text:span></text:p>
        </draw:rect>
        <draw:rect draw:style-name="gr2" draw:text-style-name="P7" xml:id="id14" draw:id="id14" draw:layer="layout" svg:width="3.048cm" svg:height="1.524cm" svg:x="20.304cm" svg:y="3.622cm">
          <text:p text:style-name="P4"><text:span text:style-name="T1">Internal</text:span></text:p>
          <text:p text:style-name="P4"><text:span text:style-name="T1">Automatic State</text:span></text:p>
          <text:p text:style-name="P4"><text:span text:style-name="T1">Change</text:span></text:p>
        </draw:rect>
        <draw:connector draw:style-name="gr7" draw:text-style-name="P1" xml:id="id25" draw:id="id25" draw:layer="layout" draw:type="curve" svg:x1="20.304cm" svg:y1="4.384cm" svg:x2="21.828cm" svg:y2="3.622cm" draw:start-shape="id14" draw:start-glue-point="3" draw:end-shape="id14" draw:end-glue-point="0" svg:d="M20304 4384c-751 0-627-632-58-1010s1582-503 1582 248" svg:viewBox="0 0 2049 1312">
          <text:p/>
        </draw:connector>
        <draw:connector draw:style-name="gr3" draw:text-style-name="P1" draw:layer="layout" draw:type="curve" svg:x1="10.906cm" svg:y1="11.36cm" svg:x2="10.017cm" svg:y2="11.35cm" draw:start-shape="id15" draw:start-glue-point="3" draw:end-shape="id16" draw:end-glue-point="1" svg:d="M10906 11360c-666 0-222-10-889-10" svg:viewBox="0 0 890 11">
          <text:p/>
        </draw:connector>
        <draw:connector draw:style-name="gr3" draw:text-style-name="P1" draw:layer="layout" draw:type="curve" draw:line-skew="1.683cm" svg:x1="18.653cm" svg:y1="14.734cm" svg:x2="14.271cm" svg:y2="13.909cm" draw:start-shape="id11" draw:start-glue-point="3" draw:end-shape="id17" draw:end-glue-point="0" svg:d="M18653 14734c-142 0-118-663-1178-1057s-3204-519-3204 232" svg:viewBox="0 0 4383 1372">
          <text:p/>
        </draw:connector>
        <draw:connector draw:style-name="gr3" draw:text-style-name="P1" draw:layer="layout" draw:type="curve" draw:line-skew="1.087cm -0.163cm" svg:x1="16.113cm" svg:y1="14.734cm" svg:x2="11.858cm" svg:y2="15.56cm" draw:start-shape="id18" draw:start-glue-point="3" draw:end-shape="id19" draw:end-glue-point="2" svg:d="M16113 14734c-940 0-783 583-1612 916s-2643 417-2643-90" svg:viewBox="0 0 4256 1187">
          <text:p/>
        </draw:connector>
        <draw:connector draw:style-name="gr8" draw:text-style-name="P1" xml:id="id27" draw:id="id27" draw:layer="layout" draw:type="curve" svg:x1="8.366cm" svg:y1="11.35cm" svg:x2="10.461cm" svg:y2="12.463cm" draw:start-shape="id16" draw:start-glue-point="3" draw:end-shape="id20" draw:end-glue-point="0" svg:d="M8366 11350c-751 0-627 844 85 1337s2010 637 2010-224" svg:viewBox="0 0 2605 1734">
          <text:p/>
        </draw:connector>
        <draw:connector draw:style-name="gr5" draw:text-style-name="P1" draw:layer="layout" draw:type="curve" draw:line-skew="2.415cm" svg:x1="11.858cm" svg:y1="15.56cm" svg:x2="30.019cm" svg:y2="15.351cm" draw:start-shape="id19" draw:start-glue-point="2" draw:end-shape="id3" svg:d="M11858 15560c0 4374 18161 4478 18161-209" svg:viewBox="0 0 18162 3503">
          <text:p/>
        </draw:connector>
        <draw:connector draw:style-name="gr4" draw:text-style-name="P1" draw:layer="layout" draw:type="curve" svg:x1="38.898cm" svg:y1="20.892cm" svg:x2="38.898cm" svg:y2="20.892cm" draw:start-shape="id21" draw:end-shape="id21" svg:d="M38898 20892z" svg:viewBox="0 0 1 1">
          <text:p/>
        </draw:connector>
        <draw:connector draw:style-name="gr4" draw:text-style-name="P1" draw:layer="layout" draw:type="curve" draw:line-skew="0cm -0.808cm" svg:x1="38.592cm" svg:y1="11.395cm" svg:x2="35.728cm" svg:y2="12.496cm" draw:start-shape="id22" draw:start-glue-point="3" draw:end-shape="id23" draw:end-glue-point="0" svg:d="M38592 11395c-1711 0-1426 648-1714 996s-1150 396-1150 105" svg:viewBox="0 0 2865 1292">
          <text:p/>
        </draw:connector>
        <draw:connector draw:style-name="gr4" draw:text-style-name="P1" draw:layer="layout" draw:type="curve" svg:x1="19.034cm" svg:y1="2.524cm" svg:x2="20.246cm" svg:y2="3.374cm" draw:start-shape="id24" draw:end-shape="id25" draw:end-glue-point="0" svg:d="M19034 2524c0-750 1212-1175 1212 850" svg:viewBox="0 0 1213 1473">
          <text:p/>
        </draw:connector>
        <draw:frame draw:style-name="gr9" draw:text-style-name="P8" xml:id="id24" draw:id="id24" draw:layer="layout" svg:width="4.572cm" svg:height="1.397cm" svg:x="16.748cm" svg:y="2.524cm">
          <draw:text-box>
            <text:p text:style-name="P4"><text:span text:style-name="T1">Cause</text:span></text:p>
          </draw:text-box>
        </draw:frame>
        <draw:frame draw:style-name="gr10" draw:text-style-name="P9" draw:layer="layout" svg:width="5.969cm" svg:height="3.806cm" svg:x="1.381cm" svg:y="22.59cm">
          <draw:text-box>
            <text:p/>
            <text:p>Duo Mode </text:p>
            <text:p>State Transitions</text:p>
          </draw:text-box>
        </draw:frame>
        <draw:frame draw:style-name="gr11" draw:text-style-name="P9" draw:layer="layout" svg:width="6.604cm" svg:height="6.632cm" svg:x="1.254cm" svg:y="4.02cm">
          <draw:text-box>
            <text:p>Solo Mode</text:p>
            <text:p>State Transitions</text:p>
          </draw:text-box>
        </draw:frame>
        <draw:frame draw:style-name="gr12" draw:text-style-name="P8" xml:id="id22" draw:id="id22" draw:layer="layout" svg:width="3.302cm" svg:height="0.725cm" svg:x="38.592cm" svg:y="11.033cm">
          <draw:text-box draw:corner-radius="0.508cm">
            <text:p><text:span text:style-name="T1">On Video End</text:span></text:p>
          </draw:text-box>
        </draw:frame>
        <draw:connector draw:style-name="gr3" draw:text-style-name="P1" xml:id="id20" draw:id="id20" draw:layer="layout" draw:type="curve" draw:line-skew="-0.255cm" svg:x1="9.191cm" svg:y1="12.176cm" svg:x2="11.731cm" svg:y2="12.186cm" draw:start-shape="id16" draw:start-glue-point="2" draw:end-shape="id15" draw:end-glue-point="2" svg:d="M9191 12176c0 384 2540 379 2540 10" svg:viewBox="0 0 2541 288">
          <text:p/>
        </draw:connector>
        <draw:frame draw:style-name="gr12" draw:text-style-name="P11" xml:id="id26" draw:id="id26" draw:layer="layout" svg:width="4.191cm" svg:height="0.725cm" svg:x="2.397cm" svg:y="13.737cm">
          <draw:text-box draw:corner-radius="0.508cm">
            <text:p text:style-name="P10"><text:span text:style-name="T1">On Video End</text:span></text:p>
          </draw:text-box>
        </draw:frame>
        <draw:connector draw:style-name="gr4" draw:text-style-name="P1" draw:layer="layout" draw:type="curve" svg:x1="6.588cm" svg:y1="14.099cm" svg:x2="8.451cm" svg:y2="12.687cm" draw:start-shape="id26" draw:start-glue-point="1" draw:end-shape="id27" draw:end-glue-point="0" svg:d="M6588 14099c1242 0 1863-470 1863-1412" svg:viewBox="0 0 1864 1413">
          <text:p/>
        </draw:connector>
        <draw:connector draw:style-name="gr3" draw:text-style-name="P1" draw:layer="layout" draw:type="curve" svg:x1="22.844cm" svg:y1="13.21cm" svg:x2="24.939cm" svg:y2="12.039cm" draw:start-shape="id1" draw:start-glue-point="1" draw:end-shape="id28" draw:end-glue-point="2" svg:d="M22844 13210c1397 0 2095-390 2095-1171" svg:viewBox="0 0 2096 1172">
          <text:p/>
        </draw:connector>
        <draw:connector draw:style-name="gr5" draw:text-style-name="P1" draw:layer="layout" draw:type="curve" svg:x1="21.193cm" svg:y1="13.21cm" svg:x2="19.478cm" svg:y2="12.176cm" draw:start-shape="id1" draw:start-glue-point="3" draw:end-shape="id29" draw:end-glue-point="2" svg:d="M21193 13210c-1144 0-1715-344-1715-1034" svg:viewBox="0 0 1716 1035">
          <text:p/>
        </draw:connector>
        <draw:connector draw:style-name="gr3" draw:text-style-name="P1" xml:id="id30" draw:id="id30" draw:layer="layout" draw:type="curve" svg:x1="34.972cm" svg:y1="12.049cm" svg:x2="32.559cm" svg:y2="12.049cm" draw:start-shape="id8" draw:start-glue-point="2" draw:end-shape="id7" draw:end-glue-point="2" svg:d="M34972 12049c0 751-2413 751-2413 0" svg:viewBox="0 0 2414 564">
          <text:p/>
        </draw:connector>
        <draw:connector draw:style-name="gr7" draw:text-style-name="P1" xml:id="id23" draw:id="id23" draw:layer="layout" draw:type="curve" draw:line-skew="0cm -0.278cm" svg:x1="35.798cm" svg:y1="11.223cm" svg:x2="33.765cm" svg:y2="12.612cm" draw:start-shape="id8" draw:start-glue-point="1" draw:end-shape="id30" draw:end-glue-point="0" svg:d="M35798 11223c751 0 626 827-70 1273s-1963 512-1963 116" svg:viewBox="0 0 2544 1651">
          <text:p/>
        </draw:connector>
        <draw:connector draw:style-name="gr6" draw:text-style-name="P1" draw:layer="layout" draw:type="curve" svg:x1="34.972cm" svg:y1="10.398cm" svg:x2="39.354cm" svg:y2="9.527cm" draw:start-shape="id8" draw:start-glue-point="0" draw:end-shape="id31" draw:end-glue-point="3" svg:d="M34972 10398c0-581 1460-871 4382-871" svg:viewBox="0 0 4383 872">
          <text:p/>
        </draw:connector>
        <draw:connector draw:style-name="gr6" draw:text-style-name="P1" draw:layer="layout" draw:type="curve" svg:x1="32.559cm" svg:y1="10.398cm" svg:x2="39.354cm" svg:y2="9.527cm" draw:start-shape="id7" draw:start-glue-point="0" draw:end-shape="id31" draw:end-glue-point="3" svg:d="M32559 10398c0-581 2265-871 6795-871" svg:viewBox="0 0 6796 872">
          <text:p/>
        </draw:connector>
        <draw:connector draw:style-name="gr6" draw:text-style-name="P1" draw:layer="layout" draw:type="curve" svg:x1="11.731cm" svg:y1="10.535cm" svg:x2="4.556cm" svg:y2="9.318cm" draw:start-shape="id15" draw:start-glue-point="0" draw:end-shape="id32" draw:end-glue-point="1" svg:d="M11731 10535c0-812-2391-1217-7175-1217" svg:viewBox="0 0 7176 1218">
          <text:p/>
        </draw:connector>
        <draw:connector draw:style-name="gr6" draw:text-style-name="P1" draw:layer="layout" draw:type="curve" svg:x1="9.191cm" svg:y1="10.525cm" svg:x2="4.556cm" svg:y2="9.318cm" draw:start-shape="id16" draw:start-glue-point="0" draw:end-shape="id32" draw:end-glue-point="1" svg:d="M9191 10525c0-805-1545-1207-4635-1207" svg:viewBox="0 0 4636 1208">
          <text:p/>
        </draw:connector>
        <draw:circle draw:style-name="gr2" draw:text-style-name="P5" xml:id="id43" draw:id="id43" draw:layer="layout" svg:width="1.651cm" svg:height="1.651cm" svg:x="26.654cm" svg:y="13.7cm">
          <text:p text:style-name="P4">2</text:p>
        </draw:circle>
        <draw:circle draw:style-name="gr2" draw:text-style-name="P5" xml:id="id3" draw:id="id3" draw:layer="layout" svg:width="1.651cm" svg:height="1.651cm" svg:x="29.194cm" svg:y="13.7cm">
          <text:p text:style-name="P4">3</text:p>
        </draw:circle>
        <draw:connector draw:style-name="gr7" draw:text-style-name="P1" xml:id="id35" draw:id="id35" draw:layer="layout" draw:type="curve" svg:x1="30.845cm" svg:y1="14.525cm" svg:x2="31.734cm" svg:y2="14.525cm" draw:start-shape="id3" draw:end-shape="id33" draw:end-glue-point="3" svg:d="M30845 14525h889" svg:viewBox="0 0 890 1">
          <text:p/>
        </draw:connector>
        <draw:circle draw:style-name="gr2" draw:text-style-name="P5" xml:id="id8" draw:id="id8" draw:layer="layout" svg:width="1.651cm" svg:height="1.651cm" svg:x="34.147cm" svg:y="10.398cm">
          <text:p text:style-name="P4">5</text:p>
        </draw:circle>
        <draw:frame draw:style-name="gr12" draw:text-style-name="P8" xml:id="id34" draw:id="id34" draw:layer="layout" svg:width="4.445cm" svg:height="0.725cm" svg:x="28.813cm" svg:y="12.34cm">
          <draw:text-box draw:corner-radius="0.508cm">
            <text:p><text:span text:style-name="T1">On Projector Ready</text:span></text:p>
          </draw:text-box>
        </draw:frame>
        <draw:connector draw:style-name="gr4" draw:text-style-name="P1" draw:layer="layout" draw:type="curve" svg:x1="31.035cm" svg:y1="13.065cm" svg:x2="31.289cm" svg:y2="14.525cm" draw:start-shape="id34" draw:start-glue-point="2" draw:end-shape="id35" draw:end-glue-point="0" svg:d="M31035 13065c0 982 254 253 254 1460" svg:viewBox="0 0 255 1461">
          <text:p/>
        </draw:connector>
        <draw:connector draw:style-name="gr7" draw:text-style-name="P1" xml:id="id36" draw:id="id36" draw:layer="layout" draw:type="curve" svg:x1="30.972cm" svg:y1="11.178cm" svg:x2="31.734cm" svg:y2="11.223cm" draw:start-shape="id10" draw:start-glue-point="1" draw:end-shape="id7" draw:end-glue-point="3" svg:d="M30972 11178c571 0 191 45 762 45" svg:viewBox="0 0 763 46">
          <text:p/>
        </draw:connector>
        <draw:connector draw:style-name="gr4" draw:text-style-name="P1" draw:layer="layout" draw:type="curve" svg:x1="31.035cm" svg:y1="12.34cm" svg:x2="31.353cm" svg:y2="11.2cm" draw:start-shape="id34" draw:start-glue-point="0" draw:end-shape="id36" draw:end-glue-point="0" svg:d="M31035 12340c0-751 318-182 318-1140" svg:viewBox="0 0 319 1141">
          <text:p/>
        </draw:connector>
        <draw:circle draw:style-name="gr2" draw:text-style-name="P5" xml:id="id37" draw:id="id37" draw:layer="layout" svg:width="1.651cm" svg:height="1.651cm" svg:x="13.573cm" svg:y="10.525cm">
          <text:p text:style-name="P4">-3</text:p>
        </draw:circle>
        <draw:connector draw:style-name="gr3" draw:text-style-name="P1" draw:layer="layout" draw:type="curve" svg:x1="16.113cm" svg:y1="11.35cm" svg:x2="15.224cm" svg:y2="11.35cm" draw:end-shape="id37" draw:end-glue-point="1" svg:d="M16113 11350h-889" svg:viewBox="0 0 890 1">
          <text:p/>
        </draw:connector>
        <draw:frame draw:style-name="gr12" draw:text-style-name="P8" xml:id="id38" draw:id="id38" draw:layer="layout" svg:width="4.445cm" svg:height="0.725cm" svg:x="10.906cm" svg:y="12.576cm">
          <draw:text-box draw:corner-radius="0.508cm">
            <text:p><text:span text:style-name="T1">On Projector Ready</text:span></text:p>
          </draw:text-box>
        </draw:frame>
        <draw:connector draw:style-name="gr7" draw:text-style-name="P1" xml:id="id39" draw:id="id39" draw:layer="layout" draw:type="curve" svg:x1="13.573cm" svg:y1="11.35cm" svg:x2="12.557cm" svg:y2="11.36cm" draw:start-shape="id37" draw:start-glue-point="3" draw:end-shape="id15" draw:end-glue-point="1" svg:d="M13573 11350c-762 0-254 10-1016 10" svg:viewBox="0 0 1017 11">
          <text:p/>
        </draw:connector>
        <draw:connector draw:style-name="gr4" draw:text-style-name="P1" draw:layer="layout" draw:type="curve" svg:x1="13.128cm" svg:y1="12.576cm" svg:x2="13.065cm" svg:y2="11.355cm" draw:start-shape="id38" draw:start-glue-point="0" draw:end-shape="id39" draw:end-glue-point="0" svg:d="M13128 12576c0-801-63-191-63-1221" svg:viewBox="0 0 64 1222">
          <text:p/>
        </draw:connector>
        <draw:rect draw:style-name="gr2" draw:text-style-name="P7" xml:id="id40" draw:id="id40" draw:layer="layout" svg:width="3.048cm" svg:height="1.524cm" svg:x="24.749cm" svg:y="3.667cm">
          <text:p text:style-name="P4"><text:span text:style-name="T1">Other Gun</text:span></text:p>
          <text:p text:style-name="P4"><text:span text:style-name="T1">Automatic State</text:span></text:p>
          <text:p text:style-name="P4"><text:span text:style-name="T1">Change</text:span></text:p>
        </draw:rect>
        <draw:connector draw:style-name="gr13" draw:text-style-name="P1" xml:id="id42" draw:id="id42" draw:layer="layout" draw:type="curve" svg:x1="24.749cm" svg:y1="4.429cm" svg:x2="26.273cm" svg:y2="3.667cm" draw:start-shape="id40" draw:start-glue-point="3" draw:end-shape="id40" draw:end-glue-point="0" svg:d="M24749 4429c-751 0-627-632-58-1010s1582-503 1582 248" svg:viewBox="0 0 2049 1312">
          <text:p/>
        </draw:connector>
        <draw:connector draw:style-name="gr4" draw:text-style-name="P1" draw:layer="layout" draw:type="curve" svg:x1="23.479cm" svg:y1="2.746cm" svg:x2="24.691cm" svg:y2="3.419cm" draw:start-shape="id41" draw:end-shape="id42" draw:end-glue-point="0" svg:d="M23479 2746c0-750 1212-1086 1212 673" svg:viewBox="0 0 1213 1283">
          <text:p/>
        </draw:connector>
        <draw:frame draw:style-name="gr12" draw:text-style-name="P12" xml:id="id41" draw:id="id41" draw:layer="layout" svg:width="1.778cm" svg:height="0.725cm" svg:x="22.59cm" svg:y="2.746cm">
          <draw:text-box>
            <text:p text:style-name="P4"><text:span text:style-name="T1">Cause</text:span></text:p>
          </draw:text-box>
        </draw:frame>
        <draw:connector draw:style-name="gr13" draw:text-style-name="P1" draw:layer="layout" draw:type="curve" svg:x1="24.939cm" svg:y1="15.378cm" svg:x2="27.479cm" svg:y2="15.351cm" draw:start-shape="id2" draw:start-glue-point="2" draw:end-shape="id43" draw:end-glue-point="2" svg:d="M24939 15378c0 751 2540 765 2540-27" svg:viewBox="0 0 2541 593">
          <text:p/>
        </draw:connector>
        <draw:connector draw:style-name="gr13" draw:text-style-name="P1" draw:layer="layout" draw:type="curve" draw:line-skew="0.961cm" svg:x1="22.018cm" svg:y1="14.036cm" svg:x2="27.479cm" svg:y2="15.372cm" draw:start-shape="id1" draw:start-glue-point="2" svg:d="M22018 14036c0 2820 5461 2152 5461 1336" svg:viewBox="0 0 5462 2044">
          <text:p/>
        </draw:connector>
        <draw:connector draw:style-name="gr13" draw:text-style-name="P1" draw:layer="layout" draw:type="curve" svg:x1="22.018cm" svg:y1="14.036cm" svg:x2="16.938cm" svg:y2="15.56cm" draw:start-shape="id1" draw:start-glue-point="2" draw:end-shape="id18" draw:end-glue-point="2" svg:d="M22018 14036c0 3037-5080 2275-5080 1524" svg:viewBox="0 0 5081 2198">
          <text:p/>
        </draw:connector>
        <draw:connector draw:style-name="gr13" draw:text-style-name="P1" draw:layer="layout" draw:type="curve" svg:x1="19.478cm" svg:y1="15.56cm" svg:x2="16.938cm" svg:y2="15.56cm" draw:start-shape="id11" draw:start-glue-point="2" draw:end-shape="id18" draw:end-glue-point="2" svg:d="M19478 15560c0 751-2540 751-2540 0" svg:viewBox="0 0 2541 564">
          <text:p/>
        </draw:connector>
        <draw:frame draw:style-name="gr14" draw:text-style-name="P8" xml:id="id46" draw:id="id46" draw:layer="layout" svg:width="4.191cm" svg:height="1.199cm" svg:x="17.256cm" svg:y="17.002cm">
          <draw:text-box draw:corner-radius="0.508cm">
            <text:p><text:span text:style-name="T1">If Other Gun Entering Duo 3 or 4</text:span></text:p>
          </draw:text-box>
        </draw:frame>
        <draw:frame draw:style-name="gr14" draw:text-style-name="P8" xml:id="id47" draw:id="id47" draw:layer="layout" svg:width="4.191cm" svg:height="1.199cm" svg:x="22.971cm" svg:y="16.621cm">
          <draw:text-box draw:corner-radius="0.508cm">
            <text:p><text:span text:style-name="T1">If Other Gun Entering Duo -3</text:span></text:p>
          </draw:text-box>
        </draw:frame>
        <draw:connector draw:style-name="gr13" draw:text-style-name="P1" xml:id="id49" draw:id="id49" draw:layer="layout" draw:type="curve" svg:x1="32.559cm" svg:y1="15.351cm" svg:x2="34.972cm" svg:y2="15.351cm" draw:start-shape="id33" draw:start-glue-point="2" draw:end-shape="id6" draw:end-glue-point="2" svg:d="M32559 15351c0 751 2413 751 2413 0" svg:viewBox="0 0 2414 564">
          <text:p/>
        </draw:connector>
        <draw:frame draw:style-name="gr15" draw:text-style-name="P11" xml:id="id48" draw:id="id48" draw:layer="layout" svg:width="3.302cm" svg:height="1.673cm" svg:x="29.829cm" svg:y="16.113cm">
          <draw:text-box draw:corner-radius="0.508cm">
            <text:p text:style-name="P10"><text:span text:style-name="T1">If Other Gun in</text:span></text:p>
            <text:p text:style-name="P10"><text:span text:style-name="T1">Duo -3 or -4</text:span></text:p>
          </draw:text-box>
        </draw:frame>
        <draw:connector draw:style-name="gr13" draw:text-style-name="P1" draw:layer="layout" draw:type="curve" draw:line-skew="0cm 5.581cm" svg:x1="35.798cm" svg:y1="14.525cm" svg:x2="11.033cm" svg:y2="14.734cm" draw:start-shape="id6" draw:start-glue-point="1" draw:end-shape="id19" draw:end-glue-point="3" svg:d="M35798 14525c751 0 502 4255-12382 4255-12883 0-13134-4046-12383-4046" svg:viewBox="0 0 25246 4256">
          <text:p/>
        </draw:connector>
        <draw:connector draw:style-name="gr13" draw:text-style-name="P1" draw:layer="layout" draw:type="curve" draw:line-skew="0cm 5.454cm" svg:x1="38.211cm" svg:y1="14.525cm" svg:x2="11.033cm" svg:y2="14.734cm" draw:start-shape="id5" draw:start-glue-point="1" draw:end-shape="id19" draw:end-glue-point="3" svg:d="M38211 14525c751 0 501 4128-13589 4128s-14340-3919-13589-3919" svg:viewBox="0 0 27647 4129">
          <text:p/>
        </draw:connector>
        <draw:frame draw:style-name="gr14" draw:text-style-name="P8" xml:id="id50" draw:id="id50" draw:layer="layout" svg:width="4.699cm" svg:height="1.199cm" svg:x="33.893cm" svg:y="18.123cm">
          <draw:text-box>
            <text:p><text:span text:style-name="T1">If Other Gun entering</text:span></text:p>
            <text:p><text:span text:style-name="T1">Duo 3 or 4</text:span></text:p>
          </draw:text-box>
        </draw:frame>
        <draw:connector draw:style-name="gr13" draw:text-style-name="P1" xml:id="id45" draw:id="id45" draw:layer="layout" draw:type="curve" svg:x1="13.446cm" svg:y1="14.734cm" svg:x2="12.684cm" svg:y2="14.734cm" draw:start-shape="id17" draw:start-glue-point="3" draw:end-shape="id19" draw:end-glue-point="1" svg:d="M13446 14734h-762" svg:viewBox="0 0 763 1">
          <text:p/>
        </draw:connector>
        <draw:frame draw:style-name="gr14" draw:text-style-name="P8" xml:id="id44" draw:id="id44" draw:layer="layout" svg:width="4.191cm" svg:height="1.199cm" svg:x="7.731cm" svg:y="16.946cm">
          <draw:text-box draw:corner-radius="0.508cm">
            <text:p><text:span text:style-name="T1">If Other Gun Entering Duo 5 or 6</text:span></text:p>
          </draw:text-box>
        </draw:frame>
        <draw:connector draw:style-name="gr4" draw:text-style-name="P1" draw:layer="layout" draw:type="curve" draw:line-skew="-1.825cm" svg:x1="9.826cm" svg:y1="16.946cm" svg:x2="13.065cm" svg:y2="14.734cm" draw:start-shape="id44" draw:start-glue-point="0" draw:end-shape="id45" draw:end-glue-point="0" svg:d="M9826 16946c0-4284 3239-3178 3239-2212" svg:viewBox="0 0 3240 3098">
          <text:p/>
        </draw:connector>
        <draw:connector draw:style-name="gr4" draw:text-style-name="P1" draw:layer="layout" draw:type="curve" svg:x1="19.351cm" svg:y1="17.002cm" svg:x2="17.806cm" svg:y2="16.153cm" draw:start-shape="id46" draw:start-glue-point="0" svg:d="M19351 17002c0-1011-1545-587-1545-849" svg:viewBox="0 0 1546 850">
          <text:p/>
        </draw:connector>
        <draw:connector draw:style-name="gr4" draw:text-style-name="P1" draw:layer="layout" draw:type="curve" svg:x1="25.066cm" svg:y1="16.621cm" svg:x2="26.471cm" svg:y2="16.007cm" draw:start-shape="id47" svg:d="M25066 16621c0-835 1405-529 1405-614" svg:viewBox="0 0 1406 615">
          <text:p/>
        </draw:connector>
        <draw:connector draw:style-name="gr4" draw:text-style-name="P1" draw:layer="layout" draw:type="curve" svg:x1="33.131cm" svg:y1="16.949cm" svg:x2="33.765cm" svg:y2="15.914cm" draw:start-shape="id48" draw:start-glue-point="1" draw:end-shape="id49" draw:end-glue-point="0" svg:d="M33131 16949c423 0 634-345 634-1035" svg:viewBox="0 0 635 1036">
          <text:p/>
        </draw:connector>
        <draw:connector draw:style-name="gr4" draw:text-style-name="P1" draw:layer="layout" draw:type="curve" svg:x1="33.893cm" svg:y1="18.722cm" svg:x2="26.944cm" svg:y2="18.683cm" draw:start-shape="id50" draw:start-glue-point="3" svg:d="M33893 18722c-5586 0-2112-39-6949-39" svg:viewBox="0 0 6950 40">
          <text:p/>
        </draw:connector>
        <draw:connector draw:style-name="gr5" draw:text-style-name="P1" draw:layer="layout" draw:type="curve" svg:x1="35.798cm" svg:y1="14.525cm" svg:x2="36.56cm" svg:y2="14.525cm" draw:start-shape="id6" draw:end-shape="id5" draw:end-glue-point="3" svg:d="M35798 14525h762" svg:viewBox="0 0 763 1">
          <text:p/>
        </draw:connector>
        <draw:connector draw:style-name="gr4" draw:text-style-name="P1" draw:layer="layout" draw:type="curve" svg:x1="22.018cm" svg:y1="11.115cm" svg:x2="22.018cm" svg:y2="12.385cm" draw:start-shape="id51" draw:start-glue-point="2" draw:end-shape="id52" draw:end-glue-point="0" svg:d="M22018 11115v1270" svg:viewBox="0 0 1 1271">
          <text:p/>
        </draw:connector>
        <draw:connector draw:style-name="gr6" draw:text-style-name="P1" draw:layer="layout" draw:type="curve" svg:x1="30.146cm" svg:y1="10.353cm" svg:x2="39.354cm" svg:y2="9.454cm" draw:start-shape="id10" draw:start-glue-point="0" svg:d="M30146 10353c0-1050 9208-601 9208-899" svg:viewBox="0 0 9209 900">
          <text:p/>
        </draw:connector>
        <draw:connector draw:style-name="gr6" draw:text-style-name="P1" draw:layer="layout" draw:type="curve" svg:x1="14.398cm" svg:y1="10.525cm" svg:x2="4.557cm" svg:y2="9.245cm" draw:start-shape="id37" draw:start-glue-point="0" svg:d="M14398 10525c0-1335-9841-695-9841-1280" svg:viewBox="0 0 9842 1281">
          <text:p/>
        </draw:connector>
        <draw:circle draw:style-name="gr2" draw:text-style-name="P5" draw:layer="layout" svg:width="1.651cm" svg:height="1.651cm" svg:x="18.654cm" svg:y="13.91cm">
          <text:p text:style-name="P4">-1</text:p>
        </draw:circle>
        <draw:circle draw:style-name="gr2" draw:text-style-name="P5" xml:id="id29" draw:id="id29" draw:layer="layout" svg:width="1.651cm" svg:height="1.651cm" svg:x="18.653cm" svg:y="10.525cm">
          <text:p text:style-name="P4">-1</text:p>
        </draw:circle>
        <draw:connector draw:style-name="gr3" draw:text-style-name="P1" draw:layer="layout" draw:type="curve" svg:x1="18.653cm" svg:y1="11.35cm" svg:x2="17.764cm" svg:y2="11.34cm" draw:start-shape="id29" draw:start-glue-point="3" svg:d="M18653 11350c-1042 0-598-10-889-10" svg:viewBox="0 0 890 11">
          <text:p/>
        </draw:connector>
        <draw:circle draw:style-name="gr2" draw:text-style-name="P5" xml:id="id28" draw:id="id28" draw:layer="layout" svg:width="1.651cm" svg:height="1.651cm" svg:x="24.114cm" svg:y="10.388cm">
          <text:p text:style-name="P4">1</text:p>
        </draw:circle>
        <draw:connector draw:style-name="gr3" draw:text-style-name="P1" draw:layer="layout" draw:type="curve" svg:x1="25.765cm" svg:y1="11.213cm" svg:x2="26.654cm" svg:y2="11.178cm" draw:start-shape="id28" draw:start-glue-point="1" draw:end-shape="id9" draw:end-glue-point="3" svg:d="M25765 11213c667 0 223-35 889-35" svg:viewBox="0 0 890 36">
          <text:p/>
        </draw:connector>
      </draw:page>
      <draw:page draw:name="page2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31cm" svg:y="6.2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 text:style-name="P3"><text:span text:style-name="T1">Closed</text:span></text:p>
                <text:p text:style-name="P3"><text:span text:style-name="T1">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>20 LEDs</text:span></text:p>
              </table:table-cell>
              <table:table-cell>
                <text:p text:style-name="P3"><text:span text:style-name="T1">Starting Projector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2">
                <text:p text:style-name="P3"><text:span text:style-name="T1">Partia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3">
                <text:p text:style-name="P3"><text:span text:style-name="T1">Partial 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10 LEDs</text:span></text:p>
              </table:table-cell>
              <table:table-cell table:style-name="ce4"/>
              <table:table-cell table:style-name="ce5">
                <text:p text:style-name="P3"><text:span text:style-name="T1">Partia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10 LEDs</text:span></text:p>
              </table:table-cell>
              <table:table-cell table:style-name="ce6">
                <text:p text:style-name="P3"><text:span text:style-name="T1">Partia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7">
                <text:p text:style-name="P3"><text:span text:style-name="T1">Starting Projector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7">
                <text:p text:style-name="P3"><text:span text:style-name="T1">Closed</text:span></text:p>
                <text:p text:style-name="P3"><text:span text:style-name="T1">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7">
                <text:p text:style-name="P3"><text:span text:style-name="T1">Video Playing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  <text:p text:style-name="P3"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draw:circle draw:style-name="gr2" draw:text-style-name="P5" draw:layer="layout" svg:width="1.651cm" svg:height="1.651cm" svg:x="24.114cm" svg:y="13.727cm">
          <text:p text:style-name="P4">1</text:p>
        </draw:circle>
        <draw:circle draw:style-name="gr2" draw:text-style-name="P5" draw:layer="layout" svg:width="1.651cm" svg:height="1.651cm" svg:x="26.654cm" svg:y="13.727cm">
          <text:p text:style-name="P4">2</text:p>
        </draw:circle>
        <draw:circle draw:style-name="gr2" draw:text-style-name="P5" xml:id="id55" draw:id="id55" draw:layer="layout" svg:width="1.651cm" svg:height="1.651cm" svg:x="31.734cm" svg:y="13.7cm">
          <text:p text:style-name="P4">4</text:p>
        </draw:circle>
        <draw:circle draw:style-name="gr2" draw:text-style-name="P5" draw:layer="layout" svg:width="1.651cm" svg:height="1.651cm" svg:x="34.147cm" svg:y="13.7cm">
          <text:p text:style-name="P4">5</text:p>
        </draw:circle>
        <draw:circle draw:style-name="gr2" draw:text-style-name="P5" draw:layer="layout" svg:width="1.651cm" svg:height="1.651cm" svg:x="36.56cm" svg:y="13.7cm">
          <text:p text:style-name="P4">6</text:p>
        </draw:circle>
        <draw:circle draw:style-name="gr2" draw:text-style-name="P5" xml:id="id63" draw:id="id63" draw:layer="layout" svg:width="1.651cm" svg:height="1.651cm" svg:x="26.654cm" svg:y="10.353cm">
          <text:p text:style-name="P4">2</text:p>
        </draw:circle>
        <draw:circle draw:style-name="gr2" draw:text-style-name="P5" xml:id="id56" draw:id="id56" draw:layer="layout" svg:width="1.651cm" svg:height="1.651cm" svg:x="29.321cm" svg:y="10.353cm">
          <text:p text:style-name="P4">3</text:p>
        </draw:circle>
        <draw:circle draw:style-name="gr2" draw:text-style-name="P5" xml:id="id57" draw:id="id57" draw:layer="layout" svg:width="1.651cm" svg:height="1.651cm" svg:x="31.734cm" svg:y="10.398cm">
          <text:p text:style-name="P4">4</text:p>
        </draw:circle>
        <draw:frame draw:style-name="standard" xml:id="id53" draw:id="id53" draw:layer="layout" svg:width="30.483cm" svg:height="2.795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3"><text:span text:style-name="T1">Ful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1">
                <text:p text:style-name="P3"><text:span text:style-name="T1">Partial 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2">
                <text:p text:style-name="P3"><text:span text:style-name="T1">Partial 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 table:style-name="ce3">
                <text:p text:style-name="P3"><text:span text:style-name="T1">Partial 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10 LEDs</text:span></text:p>
              </table:table-cell>
              <table:table-cell table:style-name="ce4"/>
              <table:table-cell table:style-name="ce5">
                <text:p text:style-name="P3"><text:span text:style-name="T1">Partia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10 LEDs</text:span></text:p>
              </table:table-cell>
              <table:table-cell table:style-name="ce6">
                <text:p text:style-name="P3"><text:span text:style-name="T1">Partial</text:span></text:p>
                <text:p text:style-name="P3"><text:span text:style-name="T1">Lights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>
                <text:p text:style-name="P3"><text:span text:style-name="T1">Starting Projector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>
                <text:p text:style-name="P3"><text:span text:style-name="T1">Closed</text:span></text:p>
                <text:p text:style-name="P3"><text:span text:style-name="T1">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>20 LEDs</text:span></text:p>
              </table:table-cell>
              <table:table-cell>
                <text:p text:style-name="P3"><text:span text:style-name="T1">Live Video Portal</text:span></text:p>
                <text:p text:style-name="P3"><text:span text:style-name="T1"/></text:p>
                <text:p text:style-name="P3"><text:span text:style-name="T1"/></text:p>
                <text:p text:style-name="P3"><text:span text:style-name="T1">20 LEDs</text:span></text:p>
              </table:table-cell>
              <table:table-cell>
                <text:p text:style-name="P3"><text:span text:style-name="T1">Closed Portal</text:span></text:p>
                <text:p text:style-name="P3"><text:span text:style-name="T1">Projected</text:span></text:p>
                <text:p text:style-name="P3"><text:span text:style-name="T1"/></text:p>
                <text:p text:style-name="P3"><text:span text:style-name="T1">20 LEDs</text:span></text:p>
              </table:table-cell>
            </table:table-row>
          </table:table>
          <draw:image xlink:href="Pictures/TablePreview4.svm" xlink:type="simple" xlink:show="embed" xlink:actuate="onLoad"/>
        </draw:frame>
        <draw:circle draw:style-name="gr2" draw:text-style-name="P5" draw:layer="layout" svg:width="1.651cm" svg:height="1.651cm" svg:x="18.653cm" svg:y="13.909cm">
          <text:p text:style-name="P4">-1</text:p>
        </draw:circle>
        <draw:circle draw:style-name="gr2" draw:text-style-name="P5" xml:id="id65" draw:id="id65" draw:layer="layout" svg:width="1.651cm" svg:height="1.651cm" svg:x="16.113cm" svg:y="13.909cm">
          <text:p text:style-name="P4">-2</text:p>
        </draw:circle>
        <draw:circle draw:style-name="gr2" draw:text-style-name="P5" draw:layer="layout" svg:width="1.651cm" svg:height="1.651cm" svg:x="13.446cm" svg:y="13.909cm">
          <text:p text:style-name="P4">-3</text:p>
        </draw:circle>
        <draw:circle draw:style-name="gr2" draw:text-style-name="P5" draw:layer="layout" svg:width="1.651cm" svg:height="1.651cm" svg:x="11.033cm" svg:y="13.909cm">
          <text:p text:style-name="P4">-4</text:p>
        </draw:circle>
        <draw:circle draw:style-name="gr2" draw:text-style-name="P5" xml:id="id62" draw:id="id62" draw:layer="layout" svg:width="1.651cm" svg:height="1.651cm" svg:x="16.113cm" svg:y="10.535cm">
          <text:p text:style-name="P4">-2</text:p>
        </draw:circle>
        <draw:circle draw:style-name="gr2" draw:text-style-name="P5" xml:id="id59" draw:id="id59" draw:layer="layout" svg:width="1.651cm" svg:height="1.651cm" svg:x="10.906cm" svg:y="10.535cm">
          <text:p text:style-name="P4">-4</text:p>
        </draw:circle>
        <draw:circle draw:style-name="gr2" draw:text-style-name="P5" xml:id="id61" draw:id="id61" draw:layer="layout" svg:width="1.651cm" svg:height="1.651cm" svg:x="8.366cm" svg:y="10.525cm">
          <text:p text:style-name="P4">-5</text:p>
        </draw:circle>
        <draw:connector draw:style-name="gr4" draw:text-style-name="P1" draw:layer="layout" draw:type="curve" svg:x1="38.898cm" svg:y1="20.737cm" svg:x2="38.898cm" svg:y2="20.737cm" draw:start-shape="id53" draw:end-shape="id53" svg:d="M38898 20737z" svg:viewBox="0 0 1 1">
          <text:p/>
        </draw:connector>
        <draw:frame draw:style-name="gr10" draw:text-style-name="P9" draw:layer="layout" svg:width="5.969cm" svg:height="3.806cm" svg:x="1.381cm" svg:y="22.59cm">
          <draw:text-box>
            <text:p/>
            <text:p>Duo Mode </text:p>
            <text:p>Solo Break Out</text:p>
            <text:p>State Transitions</text:p>
          </draw:text-box>
        </draw:frame>
        <draw:frame draw:style-name="gr16" draw:text-style-name="P9" draw:layer="layout" svg:width="6.604cm" svg:height="3.302cm" svg:x="1.254cm" svg:y="4.048cm">
          <draw:text-box>
            <text:p>Solo Mode</text:p>
            <text:p>Duo Force</text:p>
            <text:p>State Transitions</text:p>
          </draw:text-box>
        </draw:frame>
        <draw:circle draw:style-name="gr2" draw:text-style-name="P5" draw:layer="layout" svg:width="1.651cm" svg:height="1.651cm" svg:x="26.654cm" svg:y="13.7cm">
          <text:p text:style-name="P4">2</text:p>
        </draw:circle>
        <draw:circle draw:style-name="gr2" draw:text-style-name="P5" xml:id="id54" draw:id="id54" draw:layer="layout" svg:width="1.651cm" svg:height="1.651cm" svg:x="29.194cm" svg:y="13.7cm">
          <text:p text:style-name="P4">3</text:p>
        </draw:circle>
        <draw:connector draw:style-name="gr7" draw:text-style-name="P1" draw:layer="layout" draw:type="curve" svg:x1="30.845cm" svg:y1="14.525cm" svg:x2="31.734cm" svg:y2="14.525cm" draw:start-shape="id54" draw:end-shape="id55" draw:end-glue-point="3" svg:d="M30845 14525h889" svg:viewBox="0 0 890 1">
          <text:p/>
        </draw:connector>
        <draw:circle draw:style-name="gr2" draw:text-style-name="P5" xml:id="id60" draw:id="id60" draw:layer="layout" svg:width="1.651cm" svg:height="1.651cm" svg:x="34.147cm" svg:y="10.398cm">
          <text:p text:style-name="P4">5</text:p>
        </draw:circle>
        <draw:circle draw:style-name="gr2" draw:text-style-name="P5" xml:id="id58" draw:id="id58" draw:layer="layout" svg:width="1.651cm" svg:height="1.651cm" svg:x="13.573cm" svg:y="10.525cm">
          <text:p text:style-name="P4">-3</text:p>
        </draw:circle>
        <draw:connector draw:style-name="gr7" draw:text-style-name="P1" draw:layer="layout" draw:type="curve" svg:x1="30.972cm" svg:y1="11.178cm" svg:x2="31.734cm" svg:y2="11.223cm" draw:start-shape="id56" draw:start-glue-point="1" draw:end-shape="id57" draw:end-glue-point="3" svg:d="M30972 11178c571 0 191 45 762 45" svg:viewBox="0 0 763 46">
          <text:p/>
        </draw:connector>
        <draw:connector draw:style-name="gr7" draw:text-style-name="P1" draw:layer="layout" draw:type="curve" svg:x1="13.573cm" svg:y1="11.35cm" svg:x2="12.557cm" svg:y2="11.36cm" draw:start-shape="id58" draw:start-glue-point="3" draw:end-shape="id59" draw:end-glue-point="1" svg:d="M13573 11350c-762 0-254 10-1016 10" svg:viewBox="0 0 1017 11">
          <text:p/>
        </draw:connector>
        <draw:connector draw:style-name="gr13" draw:text-style-name="P1" draw:layer="layout" draw:type="curve" svg:x1="32.559cm" svg:y1="12.049cm" svg:x2="30.019cm" svg:y2="13.7cm" draw:start-shape="id57" draw:start-glue-point="2" draw:end-shape="id54" svg:d="M32559 12049c0 1239-2540 414-2540 1651" svg:viewBox="0 0 2541 1652">
          <text:p/>
        </draw:connector>
        <draw:connector draw:style-name="gr13" draw:text-style-name="P1" draw:layer="layout" draw:type="curve" svg:x1="34.972cm" svg:y1="12.049cm" svg:x2="30.019cm" svg:y2="13.7cm" draw:start-shape="id60" draw:end-shape="id54" draw:end-glue-point="0" svg:d="M34972 12049c0 1239-4953 414-4953 1651" svg:viewBox="0 0 4954 1652">
          <text:p/>
        </draw:connector>
        <draw:connector draw:style-name="gr13" draw:text-style-name="P1" draw:layer="layout" draw:type="curve" svg:x1="30.146cm" svg:y1="12.004cm" svg:x2="30.02cm" svg:y2="13.7cm" draw:start-shape="id56" draw:start-glue-point="2" svg:d="M30146 12004c0 1648-126 801-126 1696" svg:viewBox="0 0 127 1697">
          <text:p/>
        </draw:connector>
        <draw:connector draw:style-name="gr13" draw:text-style-name="P1" draw:layer="layout" draw:type="curve" svg:x1="9.191cm" svg:y1="10.525cm" svg:x2="30.077cm" svg:y2="13.77cm" draw:start-shape="id61" draw:start-glue-point="0" svg:d="M9191 10525c0-751 20886-2374 20886 3245" svg:viewBox="0 0 20887 4053">
          <text:p/>
        </draw:connector>
        <draw:connector draw:style-name="gr13" draw:text-style-name="P1" draw:layer="layout" draw:type="curve" svg:x1="14.398cm" svg:y1="10.525cm" svg:x2="30.132cm" svg:y2="13.766cm" draw:start-shape="id58" draw:start-glue-point="0" svg:d="M14398 10525c0-751 15734-2372 15734 3241" svg:viewBox="0 0 15735 4049">
          <text:p/>
        </draw:connector>
        <draw:connector draw:style-name="gr13" draw:text-style-name="P1" draw:layer="layout" draw:type="curve" svg:x1="11.788cm" svg:y1="10.531cm" svg:x2="30.077cm" svg:y2="13.77cm" svg:d="M11788 10531c0-751 18289-2371 18289 3239" svg:viewBox="0 0 18290 4047">
          <text:p/>
        </draw:connector>
        <draw:connector draw:style-name="gr13" draw:text-style-name="P1" draw:layer="layout" draw:type="curve" svg:x1="16.938cm" svg:y1="12.186cm" svg:x2="27.479cm" svg:y2="13.7cm" draw:start-shape="id62" draw:start-glue-point="2" svg:d="M16938 12186c0 1512 10541 755 10541 1514" svg:viewBox="0 0 10542 1515">
          <text:p/>
        </draw:connector>
        <draw:connector draw:style-name="gr13" draw:text-style-name="P1" draw:layer="layout" draw:type="curve" svg:x1="27.479cm" svg:y1="12.004cm" svg:x2="27.479cm" svg:y2="13.7cm" draw:start-shape="id63" svg:d="M27479 12004v1696" svg:viewBox="0 0 1 1697">
          <text:p/>
        </draw:connector>
        <draw:connector draw:style-name="gr13" draw:text-style-name="P1" draw:layer="layout" draw:type="curve" svg:x1="23.923cm" svg:y1="17.637cm" svg:x2="16.938cm" svg:y2="15.56cm" draw:start-shape="id64" draw:start-glue-point="2" draw:end-shape="id65" draw:end-glue-point="2" svg:d="M23923 17637c0 751-6985 1790-6985-2077" svg:viewBox="0 0 6986 2794">
          <text:p/>
        </draw:connector>
        <draw:circle draw:style-name="gr2" draw:text-style-name="P5" xml:id="id64" draw:id="id64" draw:layer="layout" svg:width="1.651cm" svg:height="1.651cm" svg:x="23.098cm" svg:y="15.986cm">
          <text:p text:style-name="P4">Any </text:p>
          <text:p text:style-name="P4">Self State</text:p>
        </draw:circle>
        <draw:frame draw:style-name="gr9" draw:text-style-name="P8" draw:layer="layout" svg:width="4.572cm" svg:height="1.397cm" svg:x="18.145cm" svg:y="17.129cm">
          <draw:text-box>
            <text:p text:style-name="P4"><text:span text:style-name="T1">If Other Gun Entering Duo 3 or 4</text:span></text:p>
          </draw:text-box>
        </draw:frame>
        <draw:frame draw:style-name="gr9" draw:text-style-name="P8" draw:layer="layout" svg:width="4.572cm" svg:height="1.397cm" svg:x="20.177cm" svg:y="11.795cm">
          <draw:text-box>
            <text:p text:style-name="P4"><text:span text:style-name="T1">If Other Gun Entering Duo -3</text:span></text:p>
          </draw:text-box>
        </draw:frame>
        <draw:frame draw:style-name="gr9" draw:text-style-name="P8" draw:layer="layout" svg:width="4.572cm" svg:height="1.397cm" svg:x="34.909cm" svg:y="12.049cm">
          <draw:text-box>
            <text:p text:style-name="P4"><text:span text:style-name="T1">If Other Gun Entering Duo -3</text:span></text:p>
          </draw:text-box>
        </draw:frame>
        <draw:rect draw:style-name="gr2" draw:text-style-name="P7" xml:id="id66" draw:id="id66" draw:layer="layout" svg:width="3.048cm" svg:height="1.524cm" svg:x="10.923cm" svg:y="3.612cm">
          <text:p text:style-name="P4"><text:span text:style-name="T1">Primary</text:span></text:p>
          <text:p text:style-name="P4"><text:span text:style-name="T1">Button Press</text:span></text:p>
        </draw:rect>
        <draw:rect draw:style-name="gr2" draw:text-style-name="P7" xml:id="id67" draw:id="id67" draw:layer="layout" svg:width="3.048cm" svg:height="1.524cm" svg:x="15.749cm" svg:y="3.612cm">
          <text:p text:style-name="P4"><text:span text:style-name="T1">Alternate</text:span></text:p>
          <text:p text:style-name="P4"><text:span text:style-name="T1">Button Press</text:span></text:p>
        </draw:rect>
        <draw:connector draw:style-name="gr3" draw:text-style-name="P1" draw:layer="layout" draw:type="curve" svg:x1="10.923cm" svg:y1="4.374cm" svg:x2="12.447cm" svg:y2="3.612cm" draw:start-shape="id66" draw:start-glue-point="3" draw:end-shape="id66" svg:d="M10923 4374c-751 0-627-632-58-1010s1582-503 1582 248" svg:viewBox="0 0 2049 1312">
          <text:p/>
        </draw:connector>
        <draw:connector draw:style-name="gr6" draw:text-style-name="P1" draw:layer="layout" draw:type="curve" svg:x1="15.749cm" svg:y1="4.374cm" svg:x2="17.273cm" svg:y2="3.612cm" draw:start-shape="id67" draw:start-glue-point="3" draw:end-shape="id67" draw:end-glue-point="0" svg:d="M15749 4374c-751 0-627-632-58-1010s1582-503 1582 248" svg:viewBox="0 0 2049 1312">
          <text:p/>
        </draw:connector>
        <draw:rect draw:style-name="gr2" draw:text-style-name="P7" xml:id="id68" draw:id="id68" draw:layer="layout" svg:width="3.048cm" svg:height="1.524cm" svg:x="20.305cm" svg:y="3.612cm">
          <text:p text:style-name="P4"><text:span text:style-name="T1">Internal</text:span></text:p>
          <text:p text:style-name="P4"><text:span text:style-name="T1">Automatic State</text:span></text:p>
          <text:p text:style-name="P4"><text:span text:style-name="T1">Change</text:span></text:p>
        </draw:rect>
        <draw:connector draw:style-name="gr7" draw:text-style-name="P1" xml:id="id70" draw:id="id70" draw:layer="layout" draw:type="curve" svg:x1="20.305cm" svg:y1="4.374cm" svg:x2="21.829cm" svg:y2="3.612cm" draw:start-shape="id68" draw:start-glue-point="3" draw:end-shape="id68" draw:end-glue-point="0" svg:d="M20305 4374c-751 0-627-632-58-1010s1582-503 1582 248" svg:viewBox="0 0 2049 1312">
          <text:p/>
        </draw:connector>
        <draw:connector draw:style-name="gr4" draw:text-style-name="P1" draw:layer="layout" draw:type="curve" svg:x1="19.035cm" svg:y1="2.514cm" svg:x2="20.247cm" svg:y2="3.364cm" draw:start-shape="id69" draw:end-shape="id70" draw:end-glue-point="0" svg:d="M19035 2514c0-750 1212-1175 1212 850" svg:viewBox="0 0 1213 1473">
          <text:p/>
        </draw:connector>
        <draw:frame draw:style-name="gr9" draw:text-style-name="P8" xml:id="id69" draw:id="id69" draw:layer="layout" svg:width="4.572cm" svg:height="1.397cm" svg:x="16.749cm" svg:y="2.514cm">
          <draw:text-box>
            <text:p text:style-name="P4"><text:span text:style-name="T1">Cause</text:span></text:p>
          </draw:text-box>
        </draw:frame>
        <draw:rect draw:style-name="gr2" draw:text-style-name="P7" xml:id="id71" draw:id="id71" draw:layer="layout" svg:width="3.048cm" svg:height="1.524cm" svg:x="24.75cm" svg:y="3.657cm">
          <text:p text:style-name="P4"><text:span text:style-name="T1">Other Gun</text:span></text:p>
          <text:p text:style-name="P4"><text:span text:style-name="T1">Automatic State</text:span></text:p>
          <text:p text:style-name="P4"><text:span text:style-name="T1">Change</text:span></text:p>
        </draw:rect>
        <draw:connector draw:style-name="gr13" draw:text-style-name="P1" xml:id="id73" draw:id="id73" draw:layer="layout" draw:type="curve" svg:x1="24.75cm" svg:y1="4.419cm" svg:x2="26.274cm" svg:y2="3.657cm" draw:start-shape="id71" draw:start-glue-point="3" draw:end-shape="id71" draw:end-glue-point="0" svg:d="M24750 4419c-751 0-627-632-58-1010s1582-503 1582 248" svg:viewBox="0 0 2049 1312">
          <text:p/>
        </draw:connector>
        <draw:connector draw:style-name="gr4" draw:text-style-name="P1" draw:layer="layout" draw:type="curve" svg:x1="23.48cm" svg:y1="2.736cm" svg:x2="24.692cm" svg:y2="3.409cm" draw:start-shape="id72" draw:end-shape="id73" draw:end-glue-point="0" svg:d="M23480 2736c0-750 1212-1086 1212 673" svg:viewBox="0 0 1213 1283">
          <text:p/>
        </draw:connector>
        <draw:frame draw:style-name="gr12" draw:text-style-name="P12" xml:id="id72" draw:id="id72" draw:layer="layout" svg:width="1.778cm" svg:height="0.725cm" svg:x="22.591cm" svg:y="2.736cm">
          <draw:text-box>
            <text:p text:style-name="P4"><text:span text:style-name="T1">Cause</text:span></text:p>
          </draw:text-box>
        </draw:frame>
        <draw:circle draw:style-name="gr2" draw:text-style-name="P5" xml:id="id74" draw:id="id74" draw:layer="layout" svg:width="1.651cm" svg:height="1.651cm" svg:x="18.653cm" svg:y="10.525cm">
          <text:p text:style-name="P4">-1</text:p>
        </draw:circle>
        <draw:circle draw:style-name="gr2" draw:text-style-name="P5" xml:id="id75" draw:id="id75" draw:layer="layout" svg:width="1.651cm" svg:height="1.651cm" svg:x="24.114cm" svg:y="10.398cm">
          <text:p text:style-name="P4">-1</text:p>
        </draw:circle>
        <draw:connector draw:style-name="gr13" draw:text-style-name="P1" draw:layer="layout" draw:type="curve" svg:x1="19.478cm" svg:y1="12.176cm" svg:x2="27.479cm" svg:y2="13.7cm" draw:start-shape="id74" draw:start-glue-point="2" svg:d="M19478 12176c0 1519 8001 758 8001 1524" svg:viewBox="0 0 8002 1525">
          <text:p/>
        </draw:connector>
        <draw:connector draw:style-name="gr13" draw:text-style-name="P1" draw:layer="layout" draw:type="curve" svg:x1="24.939cm" svg:y1="12.049cm" svg:x2="27.479cm" svg:y2="13.7cm" draw:start-shape="id75" draw:start-glue-point="2" svg:d="M24939 12049c0 1614 2540 789 2540 1651" svg:viewBox="0 0 2541 165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Eric Marks</meta:initial-creator>
    <meta:creation-date>2014-05-27T06:40:08.83</meta:creation-date>
    <dc:date>2020-03-15T11:26:17.993000000</dc:date>
    <meta:editing-duration>P1DT8H11M15S</meta:editing-duration>
    <meta:editing-cycles>68</meta:editing-cycles>
    <meta:generator>LibreOffice/6.4.0.3$Windows_X86_64 LibreOffice_project/b0a288ab3d2d4774cb44b62f04d5d28733ac6df8</meta:generator>
    <meta:document-statistic meta:object-count="160"/>
  </office:meta>
</office:document-meta>
</file>